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SemiBold" svg:font-family="'JetBrains Mono SemiBold', monospace, monospace, 'Droid Sans Fallback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12722b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386f5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14dfd4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paragraph-rsid="00168c47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paragraph-rsid="001f57a0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paragraph-rsid="002152bf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style:font-size-asian="20pt" style:font-size-complex="2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paragraph-rsid="0012722b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4dfd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68c4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f57a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2152bf" style:font-size-asian="12pt" style:font-size-complex="12pt"/>
    </style:style>
    <style:style style:name="T1" style:family="text">
      <style:text-properties officeooo:rsid="000cb70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b70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e7d66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722b" style:font-style-asian="italic" style:font-style-complex="italic"/>
    </style:style>
    <style:style style:name="T7" style:family="text">
      <style:text-properties officeooo:rsid="000e7d66"/>
    </style:style>
    <style:style style:name="T8" style:family="text">
      <style:text-properties officeooo:rsid="0012722b"/>
    </style:style>
    <style:style style:name="T9" style:family="text">
      <style:text-properties fo:font-variant="normal" fo:text-transform="none" fo:color="#202124" loext:opacity="100%" style:font-name="Roboto" fo:font-size="9.75pt" fo:letter-spacing="normal" fo:font-style="normal" fo:font-weight="normal" officeooo:rsid="0012722b"/>
    </style:style>
    <style:style style:name="T10" style:family="text">
      <style:text-properties fo:font-variant="normal" fo:text-transform="none" fo:color="#202124" loext:opacity="100%" fo:font-size="9.75pt" fo:letter-spacing="normal" fo:font-style="normal" fo:font-weight="normal" officeooo:rsid="0012722b"/>
    </style:style>
    <style:style style:name="T11" style:family="text">
      <style:text-properties fo:font-variant="normal" fo:text-transform="none" fo:color="#202124" loext:opacity="100%" fo:letter-spacing="normal" fo:font-style="normal" fo:font-weight="normal" officeooo:rsid="0012722b"/>
    </style:style>
    <style:style style:name="T12" style:family="text">
      <style:text-properties officeooo:rsid="001f57a0"/>
    </style:style>
    <style:style style:name="T13" style:family="text">
      <style:text-properties officeooo:rsid="002152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9: Criptografía</text:p>
      <text:p text:style-name="P8"/>
      <text:p text:style-name="P1">1) Encriptar con los caracteres de la [a-z,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En Cesar salto 20.</text:p>
      <text:p text:style-name="P1"><text:tab/></text:p>
      <text:p text:style-name="P1"><text:tab/><text:span text:style-name="T1">cifrado = WIGI jyt yH yF UAOu</text:span></text:p>
      <text:p text:style-name="P1"/>
      <text:p text:style-name="P1">2) Encriptar con los caracteres de la [a-z] sin ñ, acentos y caracteres especiales la siguiente frase: <text:span text:style-name="T2">como pez en el agua</text:span></text:p>
      <text:p text:style-name="P1"/>
      <text:p text:style-name="P1">a) En Cesar salto 3.</text:p>
      <text:p text:style-name="P1"><text:tab/></text:p>
      <text:p text:style-name="P1"><text:tab/><text:span text:style-name="T1">cifrado = frpr shc hq ho djxd</text:span></text:p>
      <text:p text:style-name="P1"/>
      <text:p text:style-name="P1">b) Con vigénere, palabra clave: "ventilado".</text:p>
      <text:p text:style-name="P1"><text:tab/></text:p>
      <text:p text:style-name="P1"><text:tab/><text:span text:style-name="T1">cifrado = xszh xpz hb zp nzcl</text:span></text:p>
      <text:p text:style-name="P1"/>
      <text:p text:style-name="P1">3) Codificar la encriptación y desencriptación de frases.</text:p>
      <text:p text:style-name="P1"/>
      <text:p text:style-name="P1">a) Cesar: <text:span text:style-name="T1">resuelto en </text:span><text:span text:style-name="T3">cesar.py</text:span></text:p>
      <text:p text:style-name="P1"/>
      <text:p text:style-name="P1">b) Cesar Modificado: <text:span text:style-name="T1">resuelto en </text:span><text:span text:style-name="T3">cesar-salto-palabra.py</text:span></text:p>
      <text:p text:style-name="P1"/>
      <text:p text:style-name="P1">c) Vigénere: <text:span text:style-name="T7">resuelvo en </text:span><text:span text:style-name="T4">vigenere.py</text:span></text:p>
      <text:p text:style-name="P1"/>
      <text:p text:style-name="P1"/>
      <text:p text:style-name="P1">4) Trabajo en equipo. Uno encripta y otro desencripta. Encriptar y desencriptar la siguiente frase:</text:p>
      <text:p text:style-name="P9"><text:tab/>“El cifrado César, es una de las técnicas más simples; consiste en reemplazar cada letra por otra que se encuentra un número fijo de posiciones más adelante.”</text:p>
      <text:p text:style-name="P1">Aplicar:</text:p>
      <text:p text:style-name="P1"/>
      <text:p text:style-name="P1">a) Cesar salto 10.</text:p>
      <text:p text:style-name="P1"/>
      <text:p text:style-name="P2"><text:tab/><text:span text:style-name="T6">Encriptado (Noelia Echeverría) </text:span><text:span text:style-name="T8">= </text:span></text:p>
      <text:p text:style-name="P10"><text:span text:style-name="T11">Ñu mroBkny MdCkBh ñC Ewk nñ ukC DdmwrmkC vcC CrvzuñCi mywCrCDñ ñw BññvzukJkB mknk uñDBk zyB yDBk AEñ Cñ ñwmEñwDBk Ew wgvñBy orsy nñ zyCrmrywñC vcC knñukwDñj</text:span></text:p>
      <text:p text:style-name="P10"><text:span text:style-name="T11"/></text:p>
      <text:p text:style-name="P1"><text:tab/><text:span text:style-name="T5"> </text:span><text:span text:style-name="T6">Desencriptado (Juan Cruz Mateos)</text:span><text:span text:style-name="T8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b) Cesar salto 5 palabra clave “SeCReTo”.</text:p>
      <text:p text:style-name="P1"/>
      <text:p text:style-name="P3"><text:soft-page-break/><text:span text:style-name="T6"><text:tab/>Encriptado (Noelia Echeverría) </text:span><text:span text:style-name="T8">= </text:span></text:p>
      <text:p text:style-name="P11">va ,RSió;f tWjóiá .j lcó ;. aój kW,cR,ój bVj jRbga.jé ,fcjRjk. .c i..bgaóqói ,ó;ó a.kió gfi fkió hl. j. .c,l.ckió lc cZb.if SRTf ;. gfjR,Rfc.j bVj ó;.aóck.í</text:p>
      <text:p text:style-name="P1"/>
      <text:p text:style-name="P3"><text:span text:style-name="T6"><text:tab/>Desencriptado (Juan Cruz Mateos)</text:span><text:span text:style-name="T8"> = </text:span></text:p>
      <text:p text:style-name="P1">El cifrado César, es una de las técnicas más simples; consiste en reemplazar cada letra por otra que se encuentra un número fijo de posiciones más adelante.</text:p>
      <text:p text:style-name="P1"/>
      <text:p text:style-name="P1">c) Vigénere, palabra clave: "Ventilado".</text:p>
      <text:p text:style-name="P1"/>
      <text:p text:style-name="P4"><text:span text:style-name="T6"><text:tab/>Encriptado (Noelia Echeverría) </text:span><text:span text:style-name="T8">= </text:span></text:p>
      <text:p text:style-name="P12">ro oBnCagD p,Ftzi ev Jae px sls wiXquviD móH gmyJsosb qcqFBAEe hB fiqFxvaCof gnwi vewGV tBL wErd Fii Fx mxcxsaxEt Cx n.AZvB ypto gs dsFBksopsg pfM iñeñoaxqs</text:p>
      <text:p text:style-name="P4"/>
      <text:p text:style-name="P4"><text:span text:style-name="T6"><text:tab/>Desencriptado (Juan Cruz Mateos)</text:span><text:span text:style-name="T8"> = </text:span></text:p>
      <text:p text:style-name="P4">El cifrado César, es una de las técnicas más simples; consiste en reemplazar cada letra por otra que se encuentra un número fijo de posiciones más adelante.</text:p>
      <text:p text:style-name="P1"/>
      <text:p text:style-name="P1">d) El cuadrado de Polibio.</text:p>
      <text:p text:style-name="P1"/>
      <text:p text:style-name="P5"><text:span text:style-name="T6"><text:tab/>Encriptado (Noelia Echeverría) </text:span><text:span text:style-name="T8">= </text:span></text:p>
      <text:p text:style-name="P13">4824 13191633111428 467834113384 1534 362611 1415 241134 3578132619131134 257734 3419252924153485 1328263419343515 1526 33151525292411431133 13111411 2415353311 292833 28353311 323615 3415 152613361526353311 3626 268325153328 16192228 1415 29283419131928261534 257734 111415241126351586</text:p>
      <text:p text:style-name="P5"/>
      <text:p text:style-name="P5"><text:span text:style-name="T6"><text:tab/>Desencriptado (Juan Cruz Mateos)</text:span><text:span text:style-name="T8"> = </text:span></text:p>
      <text:p text:style-name="P5">El cifrado César, es una de las técnicas más simples; consiste en reemplazar cada letra por otra que se encuentra un número fijo de posiciones más adelante.</text:p>
      <text:p text:style-name="P1"/>
      <text:p text:style-name="P1">e) Método de los Confederados. <text:s/><text:span text:style-name="T12">Clave = "NoTenemosClave"</text:span></text:p>
      <text:p text:style-name="P1"/>
      <text:p text:style-name="P6"><text:span text:style-name="T6"><text:tab/>Encriptado (Noelia Echeverría) </text:span><text:span text:style-name="T8">= </text:span></text:p>
      <text:p text:style-name="P14">kA WnswnsI ,ftwwL tf zAf pt EDE upháxWfG qfI MLxqHj;ñ WtAxuINH pñ ÑjRBcpñEnH vDob Hj.HU uCw BJLD CvA xR t.hIjzJLD Gñ JbZtet snvE wH BpOnPxbrrx yiM DofHfáJYe</text:p>
      <text:p text:style-name="P6"/>
      <text:p text:style-name="P6"><text:span text:style-name="T6"><text:tab/>Desencriptado (Juan Cruz Mateos)</text:span><text:span text:style-name="T8"> = </text:span></text:p>
      <text:p text:style-name="P6">El cifrado César, es una de las técnicas más simples; consiste en reemplazar cada letra por otra que se encuentra un número fijo de posiciones más adelante.</text:p>
      <text:p text:style-name="P1"/>
      <text:p text:style-name="P7">f) Transposición. </text:p>
      <text:p text:style-name="P7"/>
      <text:p text:style-name="P7"><text:span text:style-name="T13"><text:tab/>Transposición = 5, 2, 1, 3, 4</text:span></text:p>
      <text:p text:style-name="P7"/>
      <text:p text:style-name="P7"><text:tab/><text:span text:style-name="T6">Encriptado (Noelia Echeverría) </text:span><text:span text:style-name="T8">= </text:span></text:p>
      <text:p text:style-name="P15">ilE corfadaC éss,r e u naaed lc stésinca m áslismpcse; snosinet emr eealpazd rcat aleoar pr rote aques e ncnueurta m nnúfreo djio s eponciioáse me sadealnt.</text:p>
      <text:p text:style-name="P7"/>
      <text:p text:style-name="P7"><text:span text:style-name="T6"><text:tab/>Desencriptado (Juan Cruz Mateos)</text:span><text:span text:style-name="T8"> = </text:span></text:p>
      <text:p text:style-name="P7">El cifrado César, es una de las técnicas más simples; consiste en reemplazar cada letra por otra que se encuentra un número fijo de posiciones más adelante.</text:p>
      <text:p text:style-name="P1"/>
      <text:p text:style-name="P1"><text:soft-page-break/>5) Trabajando en equipo.</text:p>
      <text:p text:style-name="P1"/>
      <text:p text:style-name="P1">a) Generar con PGP las claves.</text:p>
      <text:p text:style-name="P1">b) Intercambiarlas con su compañero.</text:p>
      <text:p text:style-name="P1">c) Cifrar un mensaje y enviarlo. Del otro extremo desencriptar.</text:p>
      <text:p text:style-name="P1">d) Firmar un mensaje y enviarlo. Del otro extremo verificar.</text:p>
      <text:p text:style-name="P1">e) Busque un tercer compañero y arme un anillo de confianza.</text:p>
      <text:p text:style-name="P1"/>
      <text:p text:style-name="P1">6) Busque en su computadora de qué manera están firmados los programas que instala (o los drivers del sistema operativo).</text:p>
      <text:p text:style-name="P1"/>
      <text:p text:style-name="P1">7) Revise su navegador o browser y verifique que certificados tiene instalados.</text:p>
      <text:p text:style-name="P1"/>
      <text:p text:style-name="P1">8) Describa los pasos a seguir por una empresa en Argentina, para obtener una firma digital válida en el país. (Ministerio de Modernización, ONTI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SemiBold" svg:font-family="'JetBrains Mono SemiBold', monospace, monospace, 'Droid Sans Fallback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09:17.274896695</meta:creation-date>
    <dc:date>2021-12-01T03:14:57.261534159</dc:date>
    <meta:editing-duration>PT2H55M20S</meta:editing-duration>
    <meta:editing-cycles>21</meta:editing-cycles>
    <meta:generator>LibreOffice/7.2.2.2$Linux_X86_64 LibreOffice_project/20$Build-2</meta:generator>
    <meta:document-statistic meta:table-count="0" meta:image-count="0" meta:object-count="0" meta:page-count="3" meta:paragraph-count="62" meta:word-count="680" meta:character-count="4210" meta:non-whitespace-character-count="3551"/>
  </office:meta>
</office:document-meta>
</file>